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2" manifest:media-type=""/>
  <manifest:file-entry manifest:full-path="ObjectReplacements/Object 1" manifest:media-type=""/>
  <manifest:file-entry manifest:full-path="Object 2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style:page-number="1"/>
    </style:style>
    <style:style style:name="T2" style:parent-style-name="DefaultParagraphFont" style:family="text">
      <style:text-properties fo:font-weight="bold" style:font-weight-asian="bold" fo:font-size="16pt" style:font-size-asian="16pt" fo:language="en" fo:country="US"/>
    </style:style>
    <style:style style:name="P3" style:parent-style-name="Normal" style:family="paragraph">
      <style:paragraph-properties fo:text-align="center"/>
      <style:text-properties fo:language="en" fo:country="US"/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style:font-name="Calibri" style:font-name-asian="Times New Roman" style:font-name-complex="Times New Roman"/>
    </style:style>
    <style:style style:name="P6" style:parent-style-name="Normal" style:family="paragraph">
      <style:paragraph-properties fo:text-align="justify"/>
    </style:style>
    <style:style style:name="T7" style:parent-style-name="DefaultParagraphFont" style:family="text">
      <style:text-properties style:font-name="Verdana" style:font-name-asian="Calibri" style:font-name-complex="Courier New" fo:font-size="12pt" style:font-size-asian="12pt"/>
    </style:style>
    <style:style style:name="T8" style:parent-style-name="DefaultParagraphFont" style:family="text">
      <style:text-properties style:font-name="Verdana" style:font-name-asian="Calibri" style:font-name-complex="Courier New" fo:font-size="12pt" style:font-size-asian="12pt"/>
    </style:style>
    <style:style style:name="T9" style:parent-style-name="DefaultParagraphFont" style:family="text">
      <style:text-properties style:font-name="Verdana" style:font-name-asian="Calibri" style:font-name-complex="Courier New" fo:font-size="12pt" style:font-size-asian="12pt"/>
    </style:style>
    <style:style style:name="P10" style:parent-style-name="Normal" style:family="paragraph">
      <style:paragraph-properties fo:text-align="justify"/>
    </style:style>
    <style:style style:name="T11" style:parent-style-name="DefaultParagraphFont" style:family="text">
      <style:text-properties style:font-name="Verdana" style:font-name-asian="Calibri" style:font-name-complex="Courier New" fo:font-size="12pt" style:font-size-asian="12pt"/>
    </style:style>
    <style:style style:name="P12" style:parent-style-name="Normal" style:family="paragraph">
      <style:paragraph-properties fo:text-align="justify"/>
    </style:style>
    <style:style style:name="T13" style:parent-style-name="DefaultParagraphFont" style:family="text">
      <style:text-properties style:font-name="Verdana" style:font-name-asian="Calibri" style:font-name-complex="Courier New" fo:font-size="12pt" style:font-size-asian="12pt"/>
    </style:style>
    <style:style style:name="T14" style:parent-style-name="DefaultParagraphFont" style:family="text">
      <style:text-properties style:font-name="Verdana" style:font-name-asian="Calibri" style:font-name-complex="Courier New" fo:font-size="12pt" style:font-size-asian="12pt"/>
    </style:style>
    <style:style style:name="P15" style:parent-style-name="Normal" style:family="paragraph">
      <style:paragraph-properties fo:text-align="justify"/>
    </style:style>
    <style:style style:name="T16" style:parent-style-name="DefaultParagraphFont" style:family="text">
      <style:text-properties style:font-name="Verdana" style:font-name-asian="Calibri" style:font-name-complex="Courier New" fo:font-size="12pt" style:font-size-asian="12pt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indent="0.5in"/>
    </style:style>
    <style:style style:name="T19" style:parent-style-name="DefaultParagraphFont" style:family="text">
      <style:text-properties style:font-name="Verdana" style:font-name-asian="Verdana" style:font-name-complex="Verdana" fo:font-weight="bold" style:font-weight-asian="bold" fo:font-size="12pt" style:font-size-asian="12pt"/>
    </style:style>
    <style:style style:name="P20" style:parent-style-name="Standard" style:family="paragraph">
      <style:paragraph-properties fo:widows="0" fo:orphans="0" fo:line-height="100%" fo:text-indent="0.5in"/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TableColumn22" style:family="table-column">
      <style:table-column-properties style:column-width="3.9375in" style:use-optimal-column-width="false"/>
    </style:style>
    <style:style style:name="Table21" style:family="table">
      <style:table-properties style:width="3.9375in" fo:margin-left="1.371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138in solid #000001" style:writing-mode="lr-tb" style:vertical-align="middle" fo:padding-top="0in" fo:padding-left="0.0847in" fo:padding-bottom="0in" fo:padding-right="0.075in"/>
    </style:style>
    <style:style style:name="P25" style:parent-style-name="Standard" style:family="paragraph">
      <style:paragraph-properties fo:widows="0" fo:orphans="0" fo:text-align="center" fo:line-height="100%"/>
      <style:text-properties style:font-name="Courier New" style:font-name-asian="Courier New" style:font-name-complex="Courier New" fo:font-weight="bold" style:font-weight-asian="bold" fo:font-size="12pt" style:font-size-asian="12pt" style:font-size-complex="12pt"/>
    </style:style>
    <style:style style:name="TableRow26" style:family="table-row">
      <style:table-row-properties style:min-row-height="1.4722in" style:use-optimal-row-height="false"/>
    </style:style>
    <style:style style:name="TableCell27" style:family="table-cell">
      <style:table-cell-properties fo:border="0.0138in solid #000001" style:writing-mode="lr-tb" fo:padding-top="0in" fo:padding-left="0.0847in" fo:padding-bottom="0in" fo:padding-right="0.075in"/>
    </style:style>
    <style:style style:name="P28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9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0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1" style:parent-style-name="Standard" style:family="paragraph">
      <style:paragraph-properties fo:widows="0" fo:orphans="0" fo:line-height="100%"/>
    </style:style>
    <style:style style:name="T32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3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4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5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6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7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8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9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40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TableRow41" style:family="table-row">
      <style:table-row-properties style:min-row-height="1.4722in" style:use-optimal-row-height="false"/>
    </style:style>
    <style:style style:name="TableCell42" style:family="table-cell">
      <style:table-cell-properties fo:border="0.0138in solid #000001" style:writing-mode="lr-tb" fo:padding-top="0in" fo:padding-left="0.0847in" fo:padding-bottom="0in" fo:padding-right="0.075in"/>
    </style:style>
    <style:style style:name="P43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4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5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6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7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8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9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50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51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52" style:parent-style-name="Standard" style:family="paragraph">
      <style:paragraph-properties fo:text-indent="0.5in"/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P53" style:parent-style-name="Standard" style:family="paragraph">
      <style:paragraph-properties fo:text-align="justify" fo:text-indent="0.5in"/>
    </style:style>
    <style:style style:name="T54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55" style:parent-style-name="DefaultParagraphFont" style:family="text">
      <style:text-properties style:font-name="Verdana" style:font-name-asian="Verdana" style:font-name-complex="Verdana" fo:font-style="italic" style:font-style-asian="italic" fo:font-size="12pt" style:font-size-asian="12pt" style:font-size-complex="12pt"/>
    </style:style>
    <style:style style:name="T56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57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58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T59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60" style:parent-style-name="Standard" style:family="paragraph">
      <style:text-properties style:font-name="Verdana" style:font-name-asian="Verdana" style:font-name-complex="Verdana" fo:font-size="12pt" style:font-size-asian="12pt" style:font-size-complex="12pt" fo:language="en" fo:country="US"/>
    </style:style>
    <style:style style:name="P61" style:parent-style-name="Standard" style:family="paragraph">
      <style:paragraph-properties fo:text-align="justify"/>
    </style:style>
    <style:style style:name="T62" style:parent-style-name="DefaultParagraphFont" style:family="text">
      <style:text-properties style:font-name="Verdana" style:font-name-asian="Verdana" style:font-name-complex="Verdana" fo:font-size="12pt" style:font-size-asian="12pt" style:font-size-complex="12pt" fo:language="en" fo:country="US"/>
    </style:style>
    <style:style style:name="T63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64" style:parent-style-name="Standard" style:family="paragraph">
      <style:text-properties style:font-name="Verdana" style:font-name-asian="Verdana" style:font-name-complex="Verdana" fo:font-size="12pt" style:font-size-asian="12pt" style:font-size-complex="12pt"/>
    </style:style>
    <style:style style:name="P65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66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67" style:parent-style-name="Standard" style:family="paragraph">
      <style:paragraph-properties fo:widows="0" fo:orphans="0" fo:line-height="100%"/>
    </style:style>
    <style:style style:name="T68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69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70" style:parent-style-name="Standard" style:family="paragraph">
      <style:paragraph-properties fo:widows="0" fo:orphans="0" fo:line-height="100%"/>
    </style:style>
    <style:style style:name="P71" style:parent-style-name="Standard" style:family="paragraph">
      <style:paragraph-properties fo:widows="0" fo:orphans="0" fo:line-height="100%"/>
    </style:style>
    <style:style style:name="T72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73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74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75" style:parent-style-name="Standard" style:family="paragraph">
      <style:paragraph-properties fo:widows="0" fo:orphans="0" fo:line-height="100%"/>
      <style:text-properties style:font-name="Verdana" style:font-name-asian="Verdana" style:font-name-complex="Verdana" fo:font-size="12pt" style:font-size-asian="12pt" style:font-size-complex="12pt"/>
    </style:style>
    <style:style style:name="P76" style:parent-style-name="Standard" style:family="paragraph">
      <style:paragraph-properties fo:line-height="100%"/>
    </style:style>
    <style:style style:name="T77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78" style:parent-style-name="Standard" style:family="paragraph">
      <style:paragraph-properties fo:line-height="2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79" style:parent-style-name="Standard" style:family="paragraph">
      <style:paragraph-properties fo:line-height="200%"/>
    </style:style>
    <style:style style:name="T80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81" style:parent-style-name="DefaultParagraphFont" style:family="text">
      <style:text-properties style:font-name="Verdana" style:font-name-asian="Verdana" style:font-name-complex="Verdana" fo:font-size="12pt" style:font-size-asian="12pt" style:font-size-complex="12pt" fo:language="en" fo:country="US"/>
    </style:style>
    <style:style style:name="T82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83" style:parent-style-name="Standard" style:family="paragraph">
      <style:paragraph-properties fo:line-height="200%"/>
    </style:style>
    <style:style style:name="T84" style:parent-style-name="DefaultParagraphFont" style:family="text"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T85" style:parent-style-name="DefaultParagraphFont" style:family="text"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P86" style:parent-style-name="Standard" style:family="paragraph">
      <style:paragraph-properties fo:widows="0" fo:orphans="0" fo:line-height="100%" fo:text-indent="0.5in"/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TableColumn88" style:family="table-column">
      <style:table-column-properties style:column-width="5.1979in" style:use-optimal-column-width="false"/>
    </style:style>
    <style:style style:name="Table87" style:family="table">
      <style:table-properties style:width="5.1979in" fo:margin-left="0.6902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138in solid #000001" style:writing-mode="lr-tb" style:vertical-align="middle" fo:padding-top="0in" fo:padding-left="0.0847in" fo:padding-bottom="0in" fo:padding-right="0.075in"/>
    </style:style>
    <style:style style:name="P91" style:parent-style-name="Standard" style:family="paragraph">
      <style:paragraph-properties fo:widows="0" fo:orphans="0" fo:text-align="center" fo:line-height="100%"/>
      <style:text-properties style:font-name="Courier New" style:font-name-asian="Courier New" style:font-name-complex="Courier New" fo:font-weight="bold" style:font-weight-asian="bold" fo:font-size="12pt" style:font-size-asian="12pt" style:font-size-complex="12pt"/>
    </style:style>
    <style:style style:name="TableRow92" style:family="table-row">
      <style:table-row-properties style:min-row-height="1.4722in" style:use-optimal-row-height="false"/>
    </style:style>
    <style:style style:name="TableCell93" style:family="table-cell">
      <style:table-cell-properties fo:border="0.0138in solid #000001" style:writing-mode="lr-tb" fo:padding-top="0in" fo:padding-left="0.0847in" fo:padding-bottom="0in" fo:padding-right="0.075in"/>
    </style:style>
    <style:style style:name="P94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95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96" style:parent-style-name="Standard" style:family="paragraph">
      <style:paragraph-properties fo:widows="0" fo:orphans="0" fo:line-height="100%"/>
    </style:style>
    <style:style style:name="T97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98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99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00" style:parent-style-name="Standard" style:family="paragraph">
      <style:paragraph-properties fo:widows="0" fo:orphans="0" fo:line-height="100%"/>
    </style:style>
    <style:style style:name="T101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02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03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04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05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06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07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08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09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10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11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12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13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14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115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116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TableRow117" style:family="table-row">
      <style:table-row-properties style:min-row-height="1.3472in" style:use-optimal-row-height="false"/>
    </style:style>
    <style:style style:name="TableCell118" style:family="table-cell">
      <style:table-cell-properties fo:border="0.0138in solid #000001" style:writing-mode="lr-tb" fo:padding-top="0in" fo:padding-left="0.0847in" fo:padding-bottom="0in" fo:padding-right="0.075in"/>
    </style:style>
    <style:style style:name="P119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20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21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22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23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24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25" style:parent-style-name="Standard" style:family="paragraph">
      <style:paragraph-properties fo:text-indent="0.5in"/>
      <style:text-properties style:font-name="Verdana" style:font-name-asian="Verdana" style:font-name-complex="Verdana" fo:font-size="12pt" style:font-size-asian="12pt" style:font-size-complex="12pt" fo:language="en" fo:country="US"/>
    </style:style>
    <style:style style:name="P126" style:parent-style-name="Standard" style:family="paragraph">
      <style:paragraph-properties fo:text-align="justify"/>
    </style:style>
    <style:style style:name="T127" style:parent-style-name="DefaultParagraphFont" style:family="text">
      <style:text-properties style:font-name="Verdana" style:font-name-asian="Verdana" style:font-name-complex="Verdana" fo:font-size="12pt" style:font-size-asian="12pt" style:font-size-complex="12pt" fo:language="en" fo:country="US"/>
    </style:style>
    <style:style style:name="T128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29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130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131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132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133" style:parent-style-name="Standard" style:family="paragraph">
      <style:paragraph-properties fo:widows="0" fo:orphans="0" fo:text-align="justify" fo:line-height="100%"/>
    </style:style>
    <style:style style:name="T134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35" style:parent-style-name="Standard" style:family="paragraph">
      <style:paragraph-properties fo:widows="0" fo:orphans="0" fo:text-align="justify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36" style:parent-style-name="Standard" style:family="paragraph">
      <style:paragraph-properties fo:widows="0" fo:orphans="0" fo:text-align="justify" fo:line-height="100%"/>
    </style:style>
    <style:style style:name="T137" style:parent-style-name="DefaultParagraphFont" style:family="text">
      <style:text-properties style:font-name="Verdana" style:font-name-asian="Verdana" style:font-name-complex="Verdana" fo:font-size="12pt" style:font-size-asian="12pt" style:font-size-complex="12pt" fo:language="en" fo:country="US"/>
    </style:style>
    <style:style style:name="T138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39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140" style:parent-style-name="Standard" style:family="paragraph">
      <style:paragraph-properties fo:widows="0" fo:orphans="0" fo:text-align="justify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141" style:parent-style-name="Standard" style:family="paragraph">
      <style:paragraph-properties fo:widows="0" fo:orphans="0" fo:text-align="justify" fo:line-height="100%"/>
    </style:style>
    <style:style style:name="T142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P143" style:parent-style-name="Standard" style:family="paragraph">
      <style:paragraph-properties fo:widows="0" fo:orphans="0" fo:text-align="justify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144" style:parent-style-name="Standard" style:family="paragraph">
      <style:paragraph-properties fo:widows="0" fo:orphans="0" fo:text-align="justify" fo:line-height="100%"/>
    </style:style>
    <style:style style:name="T145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146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47" style:parent-style-name="DefaultParagraphFont" style:family="text">
      <style:text-properties style:font-name="Verdana" style:font-name-asian="Verdana" style:font-name-complex="Verdana" fo:font-style="italic" style:font-style-asian="italic" fo:font-size="12pt" style:font-size-asian="12pt" style:font-size-complex="12pt"/>
    </style:style>
    <style:style style:name="T148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49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150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151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152" style:parent-style-name="Standard" style:family="paragraph">
      <style:paragraph-properties fo:widows="0" fo:orphans="0" fo:text-align="justify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153" style:parent-style-name="Standard" style:family="paragraph">
      <style:paragraph-properties fo:widows="0" fo:orphans="0" fo:text-align="justify" fo:line-height="100%"/>
    </style:style>
    <style:style style:name="T154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P155" style:parent-style-name="Standard" style:family="paragraph">
      <style:paragraph-properties fo:widows="0" fo:orphans="0" fo:text-align="justify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156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157" style:parent-style-name="Standard" style:family="paragraph">
      <style:paragraph-properties fo:widows="0" fo:orphans="0" fo:text-align="justify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158" style:parent-style-name="Standard" style:family="paragraph">
      <style:paragraph-properties fo:widows="0" fo:orphans="0" fo:text-align="justify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59" style:parent-style-name="Standard" style:family="paragraph">
      <style:paragraph-properties fo:widows="0" fo:orphans="0" fo:text-align="justify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60" style:parent-style-name="Standard" style:family="paragraph">
      <style:paragraph-properties fo:widows="0" fo:orphans="0" fo:text-align="justify" fo:line-height="100%"/>
    </style:style>
    <style:style style:name="T161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162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163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64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165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66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167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68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69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170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171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72" style:parent-style-name="Standard" style:family="paragraph">
      <style:paragraph-properties fo:widows="0" fo:orphans="0" fo:text-align="justify" fo:line-height="100%"/>
    </style:style>
    <style:style style:name="T173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174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P175" style:parent-style-name="Standard" style:family="paragraph">
      <style:paragraph-properties fo:widows="0" fo:orphans="0" fo:text-align="justify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176" style:parent-style-name="Standard" style:family="paragraph">
      <style:paragraph-properties fo:widows="0" fo:orphans="0" fo:text-align="justify" fo:line-height="100%"/>
    </style:style>
    <style:style style:name="T177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178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179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180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181" style:parent-style-name="Standard" style:family="paragraph">
      <style:paragraph-properties fo:widows="0" fo:orphans="0" fo:text-align="justify" fo:line-height="100%"/>
    </style:style>
    <style:style style:name="T182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83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184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85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186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187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188" style:parent-style-name="Standard" style:family="paragraph">
      <style:paragraph-properties fo:widows="0" fo:orphans="0" fo:text-align="justify" fo:line-height="100%"/>
    </style:style>
    <style:style style:name="T189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190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91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192" style:parent-style-name="Standard" style:family="paragraph">
      <style:paragraph-properties fo:widows="0" fo:orphans="0" fo:text-align="justify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193" style:parent-style-name="Standard" style:family="paragraph">
      <style:paragraph-properties fo:widows="0" fo:orphans="0" fo:text-align="justify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194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195" style:parent-style-name="Standard" style:family="paragraph">
      <style:paragraph-properties fo:widows="0" fo:orphans="0" fo:line-height="100%"/>
      <style:text-properties style:font-name="Verdana" style:font-name-asian="Verdana" style:font-name-complex="Verdana" fo:font-size="12pt" style:font-size-asian="12pt" style:font-size-complex="12pt"/>
    </style:style>
    <style:style style:name="P196" style:parent-style-name="Standard" style:family="paragraph">
      <style:paragraph-properties fo:widows="0" fo:orphans="0" fo:text-align="justify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197" style:parent-style-name="Standard" style:family="paragraph">
      <style:paragraph-properties fo:widows="0" fo:orphans="0" fo:text-align="justify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98" style:parent-style-name="Standard" style:family="paragraph">
      <style:paragraph-properties fo:widows="0" fo:orphans="0" fo:text-align="justify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99" style:parent-style-name="Standard" style:family="paragraph">
      <style:paragraph-properties fo:widows="0" fo:orphans="0" fo:text-align="justify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00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 fo:language="en" fo:country="US"/>
    </style:style>
    <style:style style:name="P201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202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203" style:parent-style-name="Standard" style:family="paragraph">
      <style:paragraph-properties fo:text-align="justify" fo:text-indent="0.5in"/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P204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205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206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207" style:parent-style-name="Standard" style:family="paragraph">
      <style:paragraph-properties fo:text-align="justify"/>
    </style:style>
    <style:style style:name="T208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209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210" style:parent-style-name="Standard" style:family="paragraph">
      <style:paragraph-properties fo:text-align="justify" fo:margin-left="0.25in">
        <style:tab-stops/>
      </style:paragraph-properties>
      <style:text-properties style:font-name="Verdana" style:font-name-asian="Verdana" style:font-name-complex="Verdana" fo:font-size="12pt" style:font-size-asian="12pt" style:font-size-complex="12pt"/>
    </style:style>
    <style:style style:name="P211" style:parent-style-name="Standard" style:family="paragraph">
      <style:paragraph-properties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212" style:parent-style-name="Standard" style:family="paragraph">
      <style:paragraph-properties fo:line-height="200%"/>
    </style:style>
    <style:style style:name="P213" style:parent-style-name="Standard" style:family="paragraph">
      <style:paragraph-properties fo:line-height="200%"/>
    </style:style>
    <style:style style:name="T214" style:parent-style-name="DefaultParagraphFont" style:family="text"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P215" style:parent-style-name="Standard" style:family="paragraph">
      <style:paragraph-properties fo:widows="0" fo:orphans="0" fo:line-height="100%" fo:text-indent="0.5in"/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TableColumn217" style:family="table-column">
      <style:table-column-properties style:column-width="5.8125in" style:use-optimal-column-width="false"/>
    </style:style>
    <style:style style:name="Table216" style:family="table">
      <style:table-properties style:width="5.8125in" fo:margin-left="0.3465in" table:align="lef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138in solid #000001" style:writing-mode="lr-tb" style:vertical-align="middle" fo:padding-top="0in" fo:padding-left="0.0847in" fo:padding-bottom="0in" fo:padding-right="0.075in"/>
    </style:style>
    <style:style style:name="P220" style:parent-style-name="Standard" style:family="paragraph">
      <style:paragraph-properties fo:widows="0" fo:orphans="0" fo:text-align="center" fo:line-height="100%"/>
      <style:text-properties style:font-name="Courier New" style:font-name-asian="Courier New" style:font-name-complex="Courier New" fo:font-weight="bold" style:font-weight-asian="bold" fo:font-size="12pt" style:font-size-asian="12pt" style:font-size-complex="12pt"/>
    </style:style>
    <style:style style:name="TableRow221" style:family="table-row">
      <style:table-row-properties style:min-row-height="0.8194in" style:use-optimal-row-height="false"/>
    </style:style>
    <style:style style:name="TableCell222" style:family="table-cell">
      <style:table-cell-properties fo:border="0.0138in solid #000001" style:writing-mode="lr-tb" fo:padding-top="0in" fo:padding-left="0.0847in" fo:padding-bottom="0in" fo:padding-right="0.075in"/>
    </style:style>
    <style:style style:name="P223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24" style:parent-style-name="Standard" style:family="paragraph">
      <style:paragraph-properties fo:widows="0" fo:orphans="0" fo:line-height="100%"/>
    </style:style>
    <style:style style:name="T225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226" style:parent-style-name="DefaultParagraphFont" style:family="text">
      <style:text-properties style:font-name="Consolas" style:font-name-asian="Consolas" style:font-name-complex="Consolas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227" style:parent-style-name="Standard" style:family="paragraph">
      <style:paragraph-properties fo:widows="0" fo:orphans="0" fo:line-height="100%"/>
    </style:style>
    <style:style style:name="T228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229" style:parent-style-name="DefaultParagraphFont" style:family="text">
      <style:text-properties style:font-name="Consolas" style:font-name-asian="Consolas" style:font-name-complex="Consolas" fo:font-size="12pt" style:font-size-asian="12pt" style:font-size-complex="12pt" style:text-underline-type="single" style:text-underline-style="solid" style:text-underline-width="auto" style:text-underline-mode="continuous"/>
    </style:style>
    <style:style style:name="P230" style:parent-style-name="Standard" style:family="paragraph">
      <style:paragraph-properties fo:widows="0" fo:orphans="0" fo:line-height="100%"/>
    </style:style>
    <style:style style:name="P231" style:parent-style-name="Standard" style:family="paragraph">
      <style:paragraph-properties fo:widows="0" fo:orphans="0" fo:line-height="100%"/>
    </style:style>
    <style:style style:name="T232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233" style:parent-style-name="DefaultParagraphFont" style:family="text">
      <style:text-properties style:font-name="Consolas" style:font-name-asian="Consolas" style:font-name-complex="Consolas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234" style:parent-style-name="DefaultParagraphFont" style:family="text">
      <style:text-properties style:font-name="Consolas" style:font-name-asian="Consolas" style:font-name-complex="Consolas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235" style:parent-style-name="Standard" style:family="paragraph">
      <style:paragraph-properties fo:widows="0" fo:orphans="0" fo:line-height="100%"/>
    </style:style>
    <style:style style:name="T236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237" style:parent-style-name="DefaultParagraphFont" style:family="text">
      <style:text-properties style:font-name="Consolas" style:font-name-asian="Consolas" style:font-name-complex="Consolas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238" style:parent-style-name="Standard" style:family="paragraph">
      <style:paragraph-properties fo:widows="0" fo:orphans="0" fo:line-height="100%"/>
    </style:style>
    <style:style style:name="P239" style:parent-style-name="Standard" style:family="paragraph">
      <style:paragraph-properties fo:widows="0" fo:orphans="0" fo:line-height="100%"/>
    </style:style>
    <style:style style:name="T240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241" style:parent-style-name="DefaultParagraphFont" style:family="text">
      <style:text-properties style:font-name="Consolas" style:font-name-asian="Consolas" style:font-name-complex="Consolas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242" style:parent-style-name="Standard" style:family="paragraph">
      <style:paragraph-properties fo:widows="0" fo:orphans="0" fo:line-height="100%"/>
    </style:style>
    <style:style style:name="T243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244" style:parent-style-name="DefaultParagraphFont" style:family="text">
      <style:text-properties style:font-name="Consolas" style:font-name-asian="Consolas" style:font-name-complex="Consolas" fo:font-size="12pt" style:font-size-asian="12pt" style:font-size-complex="12pt" style:text-underline-type="single" style:text-underline-style="solid" style:text-underline-width="auto" style:text-underline-mode="continuous"/>
    </style:style>
    <style:style style:name="P245" style:parent-style-name="Standard" style:family="paragraph">
      <style:paragraph-properties fo:widows="0" fo:orphans="0" fo:line-height="100%"/>
    </style:style>
    <style:style style:name="TableRow246" style:family="table-row">
      <style:table-row-properties style:min-row-height="0.5833in" style:use-optimal-row-height="false"/>
    </style:style>
    <style:style style:name="TableCell247" style:family="table-cell">
      <style:table-cell-properties fo:border="0.0138in solid #000001" style:writing-mode="lr-tb" fo:padding-top="0in" fo:padding-left="0.0847in" fo:padding-bottom="0in" fo:padding-right="0.075in"/>
    </style:style>
    <style:style style:name="P248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49" style:parent-style-name="Standard" style:family="paragraph">
      <style:paragraph-properties fo:widows="0" fo:orphans="0" fo:line-height="100%"/>
    </style:style>
    <style:style style:name="T250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251" style:parent-style-name="DefaultParagraphFont" style:family="text">
      <style:text-properties style:font-name="Consolas" style:font-name-asian="Consolas" style:font-name-complex="Consolas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252" style:parent-style-name="Standard" style:family="paragraph">
      <style:paragraph-properties fo:widows="0" fo:orphans="0" fo:line-height="100%"/>
    </style:style>
    <style:style style:name="T253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254" style:parent-style-name="DefaultParagraphFont" style:family="text">
      <style:text-properties style:font-name="Consolas" style:font-name-asian="Consolas" style:font-name-complex="Consolas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255" style:parent-style-name="Standard" style:family="paragraph">
      <style:paragraph-properties fo:widows="0" fo:orphans="0" fo:line-height="100%"/>
    </style:style>
    <style:style style:name="T256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257" style:parent-style-name="DefaultParagraphFont" style:family="text">
      <style:text-properties style:font-name="Consolas" style:font-name-asian="Consolas" style:font-name-complex="Consolas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258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59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 fo:language="en" fo:country="US"/>
    </style:style>
    <style:style style:name="P260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261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262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263" style:parent-style-name="Standard" style:family="paragraph">
      <style:text-properties style:font-name="Verdana" style:font-name-asian="Verdana" style:font-name-complex="Verdana" fo:font-size="12pt" style:font-size-asian="12pt" style:font-size-complex="12pt"/>
    </style:style>
    <style:style style:name="P264" style:parent-style-name="Standard" style:family="paragraph">
      <style:paragraph-properties fo:text-align="center"/>
      <style:text-properties style:font-name="Consolas" style:font-name-asian="Consolas" style:font-name-complex="Consolas" fo:color="#274E13" fo:font-size="12pt" style:font-size-asian="12pt" style:font-size-complex="12pt"/>
    </style:style>
    <style:style style:name="P265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266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267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268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269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270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271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272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273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274" style:parent-style-name="Standard" style:family="paragraph">
      <style:paragraph-properties fo:text-align="justify" fo:text-indent="0.5in"/>
    </style:style>
    <style:style style:name="T275" style:parent-style-name="DefaultParagraphFont" style:family="text">
      <style:text-properties style:font-name="Calibri" style:font-name-asian="Times New Roman" style:font-name-complex="Times New Roman" style:letter-kerning="false" style:language-asian="pt" style:country-asian="BR" style:language-complex="ar" style:country-complex="SA"/>
    </style:style>
    <style:style style:name="P276" style:parent-style-name="Standard" style:family="paragraph">
      <style:paragraph-properties fo:text-align="justify"/>
    </style:style>
    <style:style style:name="T277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P278" style:parent-style-name="Standard" style:family="paragraph">
      <style:paragraph-properties fo:text-align="justify"/>
      <style:text-properties style:font-name="Consolas" style:font-name-asian="Consolas" style:font-name-complex="Consolas" fo:font-size="12pt" style:font-size-asian="12pt" style:font-size-complex="12pt"/>
    </style:style>
    <style:style style:name="P279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280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281" style:parent-style-name="Standard" style:family="paragraph">
      <style:paragraph-properties fo:text-align="justify"/>
    </style:style>
    <style:style style:name="T282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283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84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 fo:language="en" fo:country="US"/>
    </style:style>
    <style:style style:name="P285" style:parent-style-name="Standard" style:family="paragraph">
      <style:paragraph-properties fo:text-align="justify"/>
    </style:style>
    <style:style style:name="T286" style:parent-style-name="DefaultParagraphFont" style:family="text">
      <style:text-properties style:font-name="Verdana" style:font-name-asian="Verdana" style:font-name-complex="Verdana" fo:font-size="12pt" style:font-size-asian="12pt" style:font-size-complex="12pt" fo:language="en" fo:country="US"/>
    </style:style>
    <style:style style:name="T287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288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289" style:parent-style-name="Standard" style:family="paragraph">
      <style:paragraph-properties fo:text-indent="0.5in"/>
      <style:text-properties style:font-name="Verdana" style:font-name-asian="Verdana" style:font-name-complex="Verdana" fo:font-size="12pt" style:font-size-asian="12pt" style:font-size-complex="12pt"/>
    </style:style>
    <style:style style:name="P290" style:parent-style-name="Standard" style:family="paragraph">
      <style:text-properties style:font-name="Verdana" style:font-name-asian="Verdana" style:font-name-complex="Verdana" fo:font-size="12pt" style:font-size-asian="12pt" style:font-size-complex="12pt"/>
    </style:style>
    <style:style style:name="T291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292" style:parent-style-name="DefaultParagraphFont" style:family="text">
      <style:text-properties style:font-name="Consolas" style:font-name-asian="Consolas" style:font-name-complex="Consolas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293" style:parent-style-name="DefaultParagraphFont" style:family="text">
      <style:text-properties style:font-name="Consolas" style:font-name-asian="Consolas" style:font-name-complex="Consolas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294" style:parent-style-name="Standard" style:family="paragraph">
      <style:text-properties style:font-name="Verdana" style:font-name-asian="Verdana" style:font-name-complex="Verdana" fo:font-size="12pt" style:font-size-asian="12pt" style:font-size-complex="12pt" fo:language="en" fo:country="US"/>
    </style:style>
    <style:style style:name="P295" style:parent-style-name="Standard" style:family="paragraph">
      <style:paragraph-properties fo:text-align="justify"/>
    </style:style>
    <style:style style:name="T296" style:parent-style-name="DefaultParagraphFont" style:family="text">
      <style:text-properties style:font-name="Verdana" style:font-name-asian="Verdana" style:font-name-complex="Verdana" fo:font-size="12pt" style:font-size-asian="12pt" style:font-size-complex="12pt" fo:language="en" fo:country="US"/>
    </style:style>
    <style:style style:name="T297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298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299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300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301" style:parent-style-name="Standard" style:family="paragraph">
      <style:paragraph-properties fo:text-align="justify"/>
    </style:style>
    <style:style style:name="T302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303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304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305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306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307" style:parent-style-name="Standard" style:family="paragraph">
      <style:paragraph-properties fo:text-align="justify"/>
    </style:style>
    <style:style style:name="T308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309" style:parent-style-name="DefaultParagraphFont" style:family="text">
      <style:text-properties style:font-name="Consolas" style:font-name-asian="Consolas" style:font-name-complex="Consolas" fo:font-size="12pt" style:font-size-asian="12pt" style:font-size-complex="12pt" style:text-underline-type="single" style:text-underline-style="solid" style:text-underline-width="auto" style:text-underline-mode="continuous"/>
    </style:style>
    <style:style style:name="P310" style:parent-style-name="Standard" style:family="paragraph">
      <style:paragraph-properties fo:text-align="justify"/>
      <style:text-properties style:font-name="Consolas" style:font-name-asian="Consolas" style:font-name-complex="Consolas" fo:font-size="12pt" style:font-size-asian="12pt" style:font-size-complex="12pt"/>
    </style:style>
    <style:style style:name="P311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312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313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314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315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316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317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318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319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320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321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322" style:parent-style-name="Standard" style:family="paragraph">
      <style:paragraph-properties fo:text-align="justify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Trabalho 3 – Tile Set, Tile Map e Resource Management</text:span></text:p>
      <text:p text:style-name="P3"/>
      <text:p text:style-name="P4"><text:span text:style-name="T5"><draw:frame draw:z-index="251658240" draw:id="id0" draw:style-name="a0" draw:name="Picture 1" text:anchor-type="as-char" svg:x="0in" svg:y="0in" svg:width="6in" svg:height="6.687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<text:p text:style-name="P6"><text:span text:style-name="T7">A imagem acima refresca um pouco a memória sobre a renderização da imagem no Trabalho1. Lembramos que,</text:span><text:span text:style-name="T8"><text:s/>para renderizar, utilizávamos uma função que recebia como parâmetros um SDL_Rect referente ao retângulo que vamos utilizar da imagem original (srcRect) e outro SDL_Rect indicando onde e quais dimensões esse "recorte" teria na tela de jogo (dstRect). Vamos</text:span><text:span text:style-name="T9"><text:s/>utilizar essa noção para conseguir recortar o nosso TileSet, criando recortes de imagens indexados, que serão mapeados na tela por meio do TileMap.</text:span></text:p>
      <text:soft-page-break/>
      <text:p text:style-name="P10"><text:span text:style-name="T11">Confundir TileSet e TileMap no primeiro contato é bem comum. Traduzindo talvez facilite:</text:span></text:p>
      <text:p text:style-name="P12"><text:span text:style-name="T13">- TileSet: conjunt</text:span><text:span text:style-name="T14">o de azulejos (apenas a imagem que agrupa todos os tiles);</text:span></text:p>
      <text:p text:style-name="P15"><text:span text:style-name="T16">- TIleMap: mapa de azulejos (mapeamento de como distribuir os azulejos na tela); <text:s text:c="2"/></text:span></text:p>
      <text:p text:style-name="P17"/>
      <text:p text:style-name="P18"><text:span text:style-name="T19">1. TileSet: Tiles Para Nossos Mapas</text:span></text:p>
      <text:p text:style-name="P20"/>
      <table:table table:style-name="Table21">
        <table:table-columns>
          <table:table-column table:style-name="TableColumn22"/>
        </table:table-columns>
        <table:table-row table:style-name="TableRow23">
          <table:table-cell table:style-name="TableCell24">
            <text:p text:style-name="P25">TileSet</text:p>
          </table:table-cell>
        </table:table-row>
        <table:table-row table:style-name="TableRow26">
          <table:table-cell table:style-name="TableCell27">
            <text:p text:style-name="P28"/>
            <text:p text:style-name="P29">+ TileSet <text:s text:c="5"/>(tileWidth : int,</text:p>
            <text:p text:style-name="P30"><text:s text:c="16"/>tileHeight :<text:s/>int,</text:p>
            <text:p text:style-name="P31"><text:span text:style-name="T32"><text:s text:c="16"/>file : std::string)</text:span></text:p>
            <text:p text:style-name="P33"/>
            <text:p text:style-name="P34">+ RenderTile <text:s text:c="6"/>(index : unsigned,</text:p>
            <text:p text:style-name="P35"><text:s text:c="16"/>x : float,</text:p>
            <text:p text:style-name="P36"><text:s text:c="16"/>y : float) : void</text:p>
            <text:p text:style-name="P37"/>
            <text:p text:style-name="P38">+ GetTileWidth () : int</text:p>
            <text:p text:style-name="P39">+ GetTileHeight() : int</text:p>
            <text:p text:style-name="P40"/>
          </table:table-cell>
        </table:table-row>
        <table:table-row table:style-name="TableRow41">
          <table:table-cell table:style-name="TableCell42">
            <text:p text:style-name="P43"><text:s/></text:p>
            <text:p text:style-name="P44">- tileSet : Sprite</text:p>
            <text:p text:style-name="P45"/>
            <text:p text:style-name="P46">- rows : int</text:p>
            <text:p text:style-name="P47">- columns : int</text:p>
            <text:p text:style-name="P48"/>
            <text:p text:style-name="P49">- tileWidth<text:s/>: int</text:p>
            <text:p text:style-name="P50">- tileHeight : int</text:p>
            <text:p text:style-name="P51"/>
          </table:table-cell>
        </table:table-row>
      </table:table>
      <text:p text:style-name="P52"/>
      <text:p text:style-name="P53"><text:span text:style-name="T54">Uma classe de tileset é responsável por armazenar os tiles utilizados na renderização do TileMap. Internamente, os tiles fazem parte de um grande Sprite (</text:span><text:span text:style-name="T55">img/tileset.png</text:span><text:span text:style-name="T56">). Quando queremos renderizar um deles, recortamos usando o</text:span><text:span text:style-name="T57"><text:s/>clip do Sprite.</text:span></text:p>
      <text:p text:style-name="P58"/>
      <text:p text:style-name="Standard"><text:span text:style-name="T59">&gt; TileSet (tileWidth : int, tileHeight : int, file : std::string)</text:span></text:p>
      <text:p text:style-name="P60"/>
      <text:p text:style-name="P61"><text:span text:style-name="T62"><text:tab/></text:span><text:span text:style-name="T63">Seta as dimensões dos tiles e abre o Sprite. Se a abertura for bem sucedida, descobre, pelo tamanho do sprite e dos tiles, quantas colunas e quantas linhas o tileset tem.</text:span></text:p>
      <text:p text:style-name="P64"/>
      <text:soft-page-break/>
      <text:p text:style-name="P65">&gt; RenderTile (index : unsigned, x : float, y : float) : void</text:p>
      <text:p text:style-name="P66"/>
      <text:p text:style-name="P67"><text:span text:style-name="T68"><text:tab/></text:span><text:span text:style-name="T69">Cheque se o índice é válido, para o número de tiles que temos, isto é, está entre 0 e o número de tiles - 1. Se sim, calcule e sete o clip desejado no sprite, e renderize na posição dada.</text:span></text:p>
      <text:p text:style-name="P70"/>
      <text:p text:style-name="P71"><text:span text:style-name="T72"><text:tab/>M</text:span><text:span text:style-name="T73">as como faremos para fazer o Sprite renderizar com base nos argumentos x e y ao invés de associated.box? Bem, será necessário criar uma sobrecarga de Sprite::Render que receba esses argumentos. É um boa para evitar duplicação de código organizado fazer o S</text:span><text:span text:style-name="T74">prite::Render que não recebe argumentos chamar o Sprite::Render que recebe esses argumentos utilizando os valores do associated.</text:span></text:p>
      <text:p text:style-name="P75"/>
      <text:p text:style-name="P76"><text:span text:style-name="T77">&gt; GetTileWidth () : int</text:span></text:p>
      <text:p text:style-name="P78">&gt; GetTileHeight() : int</text:p>
      <text:p text:style-name="P79"><text:span text:style-name="T80"><text:tab/></text:span><text:span text:style-name="T81">Retornam as dimensões dos tiles.<text:s/></text:span><text:span text:style-name="T82">Estas serão usadas por…</text:span></text:p>
      <text:p text:style-name="P83"><text:tab/><text:span text:style-name="T84">2. TileMap: Mapeand</text:span><text:span text:style-name="T85">o Tiles em Posições</text:span></text:p>
      <text:p text:style-name="P86"/>
      <table:table table:style-name="Table87">
        <table:table-columns>
          <table:table-column table:style-name="TableColumn88"/>
        </table:table-columns>
        <table:table-row table:style-name="TableRow89">
          <table:table-cell table:style-name="TableCell90">
            <text:p text:style-name="P91">TileMap (herda de Component)</text:p>
          </table:table-cell>
        </table:table-row>
        <table:table-row table:style-name="TableRow92">
          <table:table-cell table:style-name="TableCell93">
            <text:p text:style-name="P94"/>
            <text:p text:style-name="P95">+ TileMap <text:s text:c="4"/>(associated : GameObject&amp;,</text:p>
            <text:p text:style-name="P96"><text:span text:style-name="T97"><text:s text:c="15"/>file : std::string,</text:span></text:p>
            <text:p text:style-name="P98"><text:s text:c="15"/>tileSet : TileSet*)</text:p>
            <text:p text:style-name="P99"/>
            <text:p text:style-name="P100"><text:span text:style-name="T101">+ Load <text:s text:c="7"/>(file : std::string) : void</text:span></text:p>
            <text:p text:style-name="P102"/>
            <text:p text:style-name="P103">+ SetTileSet <text:s/>(tileSet : TileSet*) : void</text:p>
            <text:p text:style-name="P104"/>
            <text:p text:style-name="P105">+ At<text:s/><text:s text:c="9"/>(x : int, y : int, z : int = 0) : int&amp;</text:p>
            <text:p text:style-name="P106"/>
            <text:p text:style-name="P107">+ Render <text:s text:c="5"/>() : void</text:p>
            <text:p text:style-name="P108"/>
            <text:p text:style-name="P109">+ RenderLayer (layer : int,</text:p>
            <text:p text:style-name="P110"><text:s text:c="15"/>cameraX : int = 0,</text:p>
            <text:p text:style-name="P111"><text:s text:c="15"/>cameraY : int = 0) : void</text:p>
            <text:p text:style-name="P112"/>
            <text:p text:style-name="P113">+ GetWidth <text:s/>() : int</text:p>
            <text:p text:style-name="P114">+ GetHeight () : int</text:p>
            <text:p text:style-name="P115">+ GetDepth <text:s/>() : int</text:p>
            <text:p text:style-name="P116"/>
          </table:table-cell>
        </table:table-row>
        <table:table-row table:style-name="TableRow117">
          <table:table-cell table:style-name="TableCell118">
            <text:p text:style-name="P119"/>
            <text:p text:style-name="P120">- tileMatrix<text:s/>: std::vector&lt;int&gt;</text:p>
            <text:p text:style-name="P121">- tileSet <text:s text:c="3"/>: TileSet*</text:p>
            <text:p text:style-name="P122">- mapWidth <text:s text:c="2"/>: int</text:p>
            <text:p text:style-name="P123">- mapHeight <text:s/>: int</text:p>
            <text:p text:style-name="P124">- mapDepth <text:s text:c="2"/>: int</text:p>
          </table:table-cell>
        </table:table-row>
      </table:table>
      <text:p text:style-name="P125"/>
      <text:p text:style-name="P126"><text:span text:style-name="T127"><text:tab/></text:span><text:span text:style-name="T128">TileMap simula uma matriz tridimensional, representando nosso mapa e suas diversas camadas. Essa matriz contém, em cada posição, um índice de tile no<text:s/></text:span><text:span text:style-name="T129">TileSet.</text:span></text:p>
      <text:p text:style-name="P130"/>
      <text:p text:style-name="P131"><text:tab/>Os atributos são um vector de inteiros, um ponteiro para o TileSet em uso, e as dimensões do mapa (largura, altura e número de camadas).</text:p>
      <text:p text:style-name="P132"/>
      <text:p text:style-name="P133"><text:span text:style-name="T134">&gt; TileMap (associated : GameObject&amp;, file : std::string, tileSet : TileSet*)</text:span></text:p>
      <text:p text:style-name="P135"><text:tab/></text:p>
      <text:p text:style-name="P136"><text:span text:style-name="T137"><text:tab/></text:span><text:span text:style-name="T138">Chama Load com a string pas</text:span><text:span text:style-name="T139">sada e seta o tileset.</text:span></text:p>
      <text:p text:style-name="P140"/>
      <text:p text:style-name="P141"><text:span text:style-name="T142">&gt; Load (file : std::string) : void</text:span></text:p>
      <text:p text:style-name="P143"/>
      <text:p text:style-name="P144"><text:span text:style-name="T145"><text:tab/></text:span><text:span text:style-name="T146">Load deve carregar um arquivo de mapa, no formato dado pelo arquivo<text:s/></text:span><text:span text:style-name="T147">map/tileMap.txt</text:span><text:span text:style-name="T148">, presente no zip de resources no Moodle. Os primeiros três números são as dimensões do mapa: largura, altura e<text:s/></text:span><text:span text:style-name="T149">profundidade. Em seguida, vêm os tiles, que devem ser carregados em ordem para a matriz de tiles.</text:span></text:p>
      <text:p text:style-name="P150"/>
      <text:p text:style-name="P151"><text:tab/>Note que, para o arquivo que usamos na disciplina, tiles vazios são representados por 0, que é o padrão do editor de tilemaps open source TileD. Para o nosso código, é mais conveniente que eles sejam representados por -1, e o primeiro tile do tileset por 0. Portanto, subtraia um de cada índice lido do arquivo.</text:p>
      <text:p text:style-name="P152"/>
      <text:p text:style-name="P153"><text:span text:style-name="T154">&gt; SetTileSet (tileSet : TileSet*) : void</text:span></text:p>
      <text:p text:style-name="P155"/>
      <text:p text:style-name="P156"><text:tab/>Troca o tileSet em uso.</text:p>
      <text:p text:style-name="P157"/>
      <text:p text:style-name="P158">&gt; At (x : int, y : int, z : int<text:s/>= 0) : int&amp;</text:p>
      <text:p text:style-name="P159"/>
      <text:p text:style-name="P160"><text:span text:style-name="T161"><text:tab/></text:span><text:span text:style-name="T162">At</text:span><text:span text:style-name="T163"><text:s/>é um método acessor. Ele retorna uma referência ao elemento<text:s/></text:span><text:span text:style-name="T164">[x][y][z]</text:span><text:span text:style-name="T165"><text:s/>de tileMatrix. Acontece que tileMatrix é um vetor, portanto, você precisa calcular qual o índice real do elemento<text:s/></text:span><text:span text:style-name="T166">[x][y][z]</text:span><text:span text:style-name="T167"><text:s/>no vetor (encapsular<text:s/></text:span><text:soft-page-break/><text:span text:style-name="T168">essa conta é um dos pro</text:span><text:span text:style-name="T169">pósitos da função).</text:span></text:p>
      <text:p text:style-name="P170"/>
      <text:p text:style-name="P171">&gt; RenderLayer (layer : int, cameraX : int = 0, cameraY : int = 0)</text:p>
      <text:p text:style-name="P172"><text:span text:style-name="T173"><text:s text:c="63"/></text:span><text:span text:style-name="T174">: void</text:span></text:p>
      <text:p text:style-name="P175"/>
      <text:p text:style-name="P176"><text:span text:style-name="T177"><text:tab/></text:span><text:span text:style-name="T178">Renderiza uma camada do mapa, tile a tile. Note que há dois ajustes a se fazer:</text:span></text:p>
      <text:p text:style-name="P179"/>
      <text:list text:style-name="WWNum2">
        <text:list-item>
          <text:p text:style-name="P180">Deve-se<text:s/>compensar o deslocamento da câmera</text:p>
        </text:list-item>
        <text:list-item>
          <text:p text:style-name="P181"><text:span text:style-name="T182">Deve-se considerar o tamanho de cada tile (use os membros<text:s/></text:span><text:span text:style-name="T183">GetTileWidth()</text:span><text:span text:style-name="T184"><text:s/>e<text:s/></text:span><text:span text:style-name="T185">GetTileHeight()</text:span><text:span text:style-name="T186"><text:s/>de TileSet)</text:span></text:p>
        </text:list-item>
      </text:list>
      <text:p text:style-name="P187"/>
      <text:p text:style-name="P188"><text:span text:style-name="T189"><text:tab/></text:span><text:span text:style-name="T190">Ainda não temos câmera. Você pode deixar para implementar o primeiro ponto naquela ocasião, mas já faça a função rec</text:span><text:span text:style-name="T191">ebendo esses argumentos.</text:span></text:p>
      <text:p text:style-name="P192"/>
      <text:p text:style-name="P193">&gt; Render () : void</text:p>
      <text:p text:style-name="P194"/>
      <text:p text:style-name="P195"><text:tab/>Renderiza as camadas do mapa. Dica: utilize o RenderLayer e o box do GameObject que o contém.</text:p>
      <text:p text:style-name="P196"/>
      <text:p text:style-name="P197">&gt; GetWidth <text:s/>() <text:s/>: int</text:p>
      <text:p text:style-name="P198">&gt; GetHeight () <text:s/>: int</text:p>
      <text:p text:style-name="P199">&gt; GetDepth <text:s/>() <text:s/>: int</text:p>
      <text:p text:style-name="P200"/>
      <text:p text:style-name="P201">Retornam as dimensões do mapa.</text:p>
      <text:p text:style-name="P202"/>
      <text:p text:style-name="P203">3. Mudanças</text:p>
      <text:p text:style-name="P204"/>
      <text:p text:style-name="P205"><text:tab/>Temos os tiles, temos o mapa. Faremos agora algumas alterações em State para renderizá-lo.</text:p>
      <text:p text:style-name="P206"/>
      <text:p text:style-name="P207"><text:span text:style-name="T208"><text:tab/>Acrescente no construtor um GameObject com o TileMap(map/tileMap.txt), lembrando de construir o Tileset(img/tileset.png) para enviar ao TileMap. As dimensões das s</text:span><text:span text:style-name="T209">ubimagens do tileset são 64x64. Coloque o box desse GameObject em (0,0). Importante: não se esqueça de desalocar o TileSet na hora certa!</text:span></text:p>
      <text:p text:style-name="P210"/>
      <text:p text:style-name="P211"><text:tab/>Se tudo der certo, você vai ver o mesmo mapa que mostramos em sala na janela. Além disso, suas faces devem continuar<text:s/>funcionando como estavam antes. Se você lembra do que falamos no último trabalho, isso é uma coisa ruim.</text:p>
      <text:p text:style-name="P212"/>
      <text:soft-page-break/>
      <text:p text:style-name="P213"><text:tab/><text:span text:style-name="T214">4. Resources: Gerenciando nossas texturas</text:span></text:p>
      <text:p text:style-name="P215"/>
      <table:table table:style-name="Table216">
        <table:table-columns>
          <table:table-column table:style-name="TableColumn217"/>
        </table:table-columns>
        <table:table-row table:style-name="TableRow218">
          <table:table-cell table:style-name="TableCell219">
            <text:p text:style-name="P220">Resources</text:p>
          </table:table-cell>
        </table:table-row>
        <table:table-row table:style-name="TableRow221">
          <table:table-cell table:style-name="TableCell222">
            <text:p text:style-name="P223"/>
            <text:p text:style-name="P224"><text:span text:style-name="T225">+<text:s/></text:span><text:span text:style-name="T226">GetImage <text:s text:c="3"/>(file : std::string) : SDL_Texture*</text:span></text:p>
            <text:p text:style-name="P227"><text:span text:style-name="T228">+<text:s/></text:span><text:span text:style-name="T229">ClearImages () : void</text:span></text:p>
            <text:p text:style-name="P230"/>
            <text:p text:style-name="P231"><text:span text:style-name="T232">+<text:s/></text:span><text:span text:style-name="T233">GetMusic <text:s text:c="3"/>(file</text:span><text:span text:style-name="T234"><text:s/>: std::string) : Mix_Music*</text:span></text:p>
            <text:p text:style-name="P235"><text:span text:style-name="T236">+<text:s/></text:span><text:span text:style-name="T237">ClearMusics () : void</text:span></text:p>
            <text:p text:style-name="P238"/>
            <text:p text:style-name="P239"><text:span text:style-name="T240">+<text:s/></text:span><text:span text:style-name="T241">GetSound <text:s text:c="3"/>(file : std::string) : Mix_Chunk*</text:span></text:p>
            <text:p text:style-name="P242"><text:span text:style-name="T243">+<text:s/></text:span><text:span text:style-name="T244">ClearSounds () : void</text:span></text:p>
            <text:p text:style-name="P245"/>
          </table:table-cell>
        </table:table-row>
        <table:table-row table:style-name="TableRow246">
          <table:table-cell table:style-name="TableCell247">
            <text:p text:style-name="P248"><text:s/></text:p>
            <text:p text:style-name="P249"><text:span text:style-name="T250">-<text:s/></text:span><text:span text:style-name="T251">imageTable : std::unordered_map&lt;std::string, SDL_Texture*&gt;</text:span></text:p>
            <text:p text:style-name="P252"><text:span text:style-name="T253">-<text:s/></text:span><text:span text:style-name="T254">musicTable : std::unordered_map&lt;std::string, Mix_Music*&gt;</text:span></text:p>
            <text:p text:style-name="P255"><text:span text:style-name="T256">-<text:s/></text:span><text:span text:style-name="T257">soundTable : std::unordered_map&lt;std::string, Mix_Chunk*&gt;</text:span></text:p>
            <text:p text:style-name="P258"/>
          </table:table-cell>
        </table:table-row>
      </table:table>
      <text:p text:style-name="P259"/>
      <text:p text:style-name="P260">TileSet tem um mecanismo de reuso de Sprites próprio, mas ainda temos o problema, vindo do trabalho passado, de Faces estarem realocando o mesmo sprite dezenas de vezes na memória. Precisamos de um mecanismo que mantenha registradas SDL_Textures que já estão alocadas, e permita que vários objetos as compartilhem.</text:p>
      <text:p text:style-name="P261"/>
      <text:p text:style-name="P262">Uma estrutura ideal para isso é uma tabela de hash, mas são difíceis de se implementar… onde vamos achar uma?</text:p>
      <text:p text:style-name="P263"/>
      <text:p text:style-name="P264">#include &lt;unordered_map&gt;</text:p>
      <text:p text:style-name="P265"/>
      <text:p text:style-name="P266">C++11 acrescentou à STL um template novo bastante interessante. O unordered_map é uma tabela de hash, e recebe dois parâmetros:</text:p>
      <text:p text:style-name="P267"/>
      <text:list text:style-name="WWNum3">
        <text:list-item text:start-value="1">
          <text:p text:style-name="P268">Um tipo a ser usado como chave para a tabela</text:p>
        </text:list-item>
        <text:list-item>
          <text:p text:style-name="P269">Um tipo de conteúdo apontado pela chave</text:p>
        </text:list-item>
      </text:list>
      <text:p text:style-name="P270"/>
      <text:p text:style-name="P271"><text:tab/>A chave passa por uma operação de hashing, e o conteúdo é encontrado de forma bastante eficiente. O membro imageTable é associado uma string (o caminho de um arquivo) a um ponteiro de textura.</text:p>
      <text:p text:style-name="P272"/>
      <text:soft-page-break/>
      <text:p text:style-name="P273"><text:tab/>Toda vez que carregarmos uma nova textura, iremos guardá-la nessa tabela, para que não precisemos carregá-la de novo depois. Isso implica em mudanças em Sprite.</text:p>
      <text:p text:style-name="P274"><text:span text:style-name="T275"><draw:frame draw:z-index="251658240" draw:id="id1" draw:style-name="a1" draw:name="Picture 2" text:anchor-type="as-char" svg:x="0in" svg:y="0in" svg:width="5.96875in" svg:height="4.89583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/text:p>
      <text:p text:style-name="P276"><text:span text:style-name="T277">&gt; Sprite::~Sprite ()</text:span></text:p>
      <text:p text:style-name="P278"/>
      <text:p text:style-name="P279"><text:tab/>O destrutor não deve mais destruir a textura em uso. Resources tratará de alocações e desalocações daqui pra frente.</text:p>
      <text:p text:style-name="P280"/>
      <text:p text:style-name="P281"><text:span text:style-name="T282">&gt; Sprite::Open (file : std:</text:span><text:span text:style-name="T283">:string) : void</text:span></text:p>
      <text:p text:style-name="P284"/>
      <text:p text:style-name="P285"><text:span text:style-name="T286"><text:tab/></text:span><text:span text:style-name="T287">Open, da mesma forma, não deve mais destruir a textura se ela já estiver alocada, mas além disso, em vez de chamar IMG_LoadTexture, ela chamará Resources::GetImage.</text:span></text:p>
      <text:p text:style-name="P288"/>
      <text:p text:style-name="P289">Este método, por sua vez…</text:p>
      <text:p text:style-name="P290"/>
      <text:p text:style-name="Standard"><text:span text:style-name="T291">&gt;<text:s/></text:span><text:span text:style-name="T292">Resources::GetImage (file : std::string) :<text:s/></text:span><text:span text:style-name="T293">SDL_Texture*</text:span></text:p>
      <text:p text:style-name="P294"/>
      <text:p text:style-name="P295"><text:span text:style-name="T296"><text:tab/></text:span><text:span text:style-name="T297">Primeiro, cheque se a imagem já existe na tabela de assets (</text:span><text:span text:style-name="T298">find</text:span><text:span text:style-name="T299">). Se sim, obtenha o ponteiro gravado lá e retorne.</text:span></text:p>
      <text:p text:style-name="P300"/>
      <text:p text:style-name="P301"><text:span text:style-name="T302"><text:tab/>Se ela não existe, carregue, da mesma forma que fazia em Sprite. Se a imagem foi carregada com sucesso, insira o par caminh</text:span><text:span text:style-name="T303">o e ponteiro na tabela e retorne o ponteiro.</text:span></text:p>
      <text:p text:style-name="P304"/>
      <text:p text:style-name="P305"><text:tab/>Com isso, teremos a garantia de que uma mesma imagem nunca será carregada mais de uma vez. <text:s/>Mas as texturas ainda não são desalocadas.</text:p>
      <text:p text:style-name="P306"/>
      <text:p text:style-name="P307"><text:span text:style-name="T308">&gt;<text:s/></text:span><text:span text:style-name="T309">Resources::ClearImages () : void</text:span></text:p>
      <text:p text:style-name="P310"/>
      <text:p text:style-name="P311"><text:tab/>Percorre a tabela de imagens destruindo textura por textura. Ao final, esvazia a tabela. Inclua uma chamada a esse método após o main game loop, em Game::Run.</text:p>
      <text:p text:style-name="P312"/>
      <text:p text:style-name="P313"><text:tab/>O mesmo deve ser feito para Music/Mix_Music e para Sound/Mix_Chunk.</text:p>
      <text:p text:style-name="P314"/>
      <text:p text:style-name="P315"/>
      <text:p text:style-name="P316"><text:tab/>Você deve imaginar que um jogo liberar memória só na saída não é apropriado. Uma olhada rápida em diretórios de instalação dos mesmos mostra GBs e mais GBs de recursos, e seria inviável manter tudo em memória ao mesmo tempo.</text:p>
      <text:p text:style-name="P317"/>
      <text:p text:style-name="P318"><text:tab/>De fato, o gerenciamento de recursos nesses jogos conta com algoritmos mais elaborados.<text:s/>Saber quantos objetos estão usando aquele recurso, se alguém pode precisar em breve, há quanto tempo ele está ou não em uso, quanta memória o jogo ainda pode usar, se há como alocar novos recursos na memory pool, todas essas informações são relevantes.</text:p>
      <text:p text:style-name="P319"/>
      <text:p text:style-name="P320"><text:tab/>A<text:s/>maior parte disso está fora do escopo da disciplina, e é normalmente desnecessário para os trabalhos finais. Mais tarde, apresentaremos uma maneira de contar usuários de um recurso usando std::shared_ptr, mas por enquanto, não se preocupe com isso.</text:p>
      <text:p text:style-name="P321"/>
      <text:p text:style-name="P3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1388in" fo:line-height="100%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1388in" fo:line-height="100%"/>
      <style:text-properties style:font-name="Trebuchet MS" style:font-name-asian="Trebuchet MS" style:font-name-complex="Trebuchet MS" fo:font-weight="bold" style:font-weight-asian="bold" fo:font-size="13pt" style:font-size-asian="13pt" style:font-size-complex="13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111in" fo:line-height="100%"/>
      <style:text-properties style:font-name="Trebuchet MS" style:font-name-asian="Trebuchet MS" style:font-name-complex="Trebuchet MS" fo:font-weight="bold" style:font-weight-asian="bold" fo:color="#666666" fo:font-size="12pt" style:font-size-asian="12pt" style:font-size-complex="12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111in" fo:line-height="100%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111in" fo:line-height="100%"/>
      <style:text-properties style:font-name="Trebuchet MS" style:font-name-asian="Trebuchet MS" style:font-name-complex="Trebuchet MS"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111in" fo:line-height="100%"/>
      <style:text-properties style:font-name="Trebuchet MS" style:font-name-asian="Trebuchet MS" style:font-name-complex="Trebuchet MS"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line-height="100%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1388in" fo:line-height="100%"/>
      <style:text-properties style:font-name="Trebuchet MS" style:font-name-asian="Trebuchet MS" style:font-name-complex="Trebuchet MS" fo:font-style="italic" style:font-style-asian="italic" fo:color="#666666" fo:font-size="13pt" style:font-size-asian="13pt" style:font-size-complex="13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ListLabel1" style:display-name="ListLabel 1" style:family="text">
      <style:text-properties style:font-name="Verdana" style:font-name-asian="Verdana" style:font-name-complex="Verdana" fo:font-size="12pt" style:font-size-asian="12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Verdana" style:font-name-asian="Verdana" style:font-name-complex="Verdana"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="Verdana" style:font-name-asian="Verdana" style:font-name-complex="Verdana" fo:font-size="12pt" style:font-size-asian="12pt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WW_CharLFO1LVL1" style:family="text">
      <style:text-properties style:font-name="Verdana" fo:font-size="12pt" style:font-size-asian="12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style:style style:name="WW_CharLFO2LVL1" style:family="text">
      <style:text-properties style:font-name="Verdana" fo:font-size="12pt" style:font-size-asian="12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Verdana"/>
      </text:list-level-style-bullet>
      <text:list-level-style-bullet text:level="2" text:style-name="WW_CharLFO2LVL2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2LVL3" text:bullet-char="■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2LVL4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2LVL5" text:bullet-char="○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2LVL6" text:bullet-char="■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2LVL7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2LVL8" text:bullet-char="○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2LVL9" text:bullet-char="■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style style:name="WW_CharLFO3LVL1" style:family="text">
      <style:text-properties style:font-name="Verdana" fo:font-size="12pt" style:font-size-asian="12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abriel Barbosa</dc:creator>
    <meta:creation-date>2018-03-02T14:23:00Z</meta:creation-date>
    <dc:date>2018-03-08T02:25:00Z</dc:date>
    <meta:template xlink:href="Normal.dotm" xlink:type="simple"/>
    <meta:editing-cycles>37</meta:editing-cycles>
    <meta:editing-duration>PT25500S</meta:editing-duration>
    <meta:document-statistic meta:page-count="8" meta:paragraph-count="18" meta:word-count="1465" meta:character-count="9359" meta:row-count="65" meta:non-whitespace-character-count="7912"/>
  </office:meta>
</office:document-meta>
</file>